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106.89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12">
      <style:text-properties fo:color="#cccccc"/>
    </style:style>
    <style:style style:name="ce259" style:family="table-cell" style:parent-style-name="Default">
      <style:text-properties fo:color="#cccccc"/>
    </style:style>
    <style:style style:name="ce260" style:family="table-cell" style:parent-style-name="Default" style:data-style-name="N104"/>
    <style:style style:name="ce26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62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K212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36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80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2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7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90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 table:formula="of:=[.C95]" office:value-type="currency" office:currency="ARS" office:value="1185" calcext:value-type="currency">
            <text:p>$1.185,00</text:p>
          </table:table-cell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.481,78</text:p>
          </table:table-cell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 table:formula="of:=[.C110]" office:value-type="currency" office:currency="ARS" office:value="283" calcext:value-type="currency">
            <text:p>$283,00</text:p>
          </table:table-cell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 table:formula="of:=[.C113]" office:value-type="currency" office:currency="ARS" office:value="3630" calcext:value-type="currency">
            <text:p>$3.630,00</text:p>
          </table:table-cell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255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 table:formula="of:=[.C152]" office:value-type="currency" office:currency="ARS" office:value="72" calcext:value-type="currency">
            <text:p>$72,00</text:p>
          </table:table-cell>
          <table:table-cell table:style-name="ce255" office:value-type="currency" office:currency="ARS" office:value="590.35" calcext:value-type="currency">
            <text:p>$590,35</text:p>
          </table:table-cell>
          <table:table-cell table:style-name="ce255" table:formula="of:=[.D12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 table:formula="of:=[.C159]" office:value-type="currency" office:currency="ARS" office:value="251.3" calcext:value-type="currency">
            <text:p>$251,30</text:p>
          </table:table-cell>
          <table:table-cell table:style-name="ce255" table:formula="of:=[.C128]" office:value-type="currency" office:currency="ARS" office:value="733" calcext:value-type="currency">
            <text:p>$733,00</text:p>
          </table:table-cell>
          <table:table-cell table:style-name="ce255" table:formula="of:=[.D126]" office:value-type="currency" office:currency="ARS" office:value="4000" calcext:value-type="currency">
            <text:p>$4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55" table:formula="of:=[.C169]" office:value-type="currency" office:currency="ARS" office:value="149" calcext:value-type="currency">
            <text:p>$149,00</text:p>
          </table:table-cell>
          <table:table-cell table:style-name="ce255" office:value-type="currency" office:currency="ARS" office:value="6766" calcext:value-type="currency">
            <text:p>$6.766,00</text:p>
          </table:table-cell>
          <table:table-cell table:style-name="ce255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 table:formula="of:=[.C186]" office:value-type="currency" office:currency="ARS" office:value="218" calcext:value-type="currency">
            <text:p>$218,00</text:p>
          </table:table-cell>
          <table:table-cell table:style-name="ce255" office:value-type="currency" office:currency="ARS" office:value="4000" calcext:value-type="currency">
            <text:p>$4.000,00</text:p>
          </table:table-cell>
          <table:table-cell table:style-name="ce255" table:formula="of:=[.C102]" office:value-type="currency" office:currency="ARS" office:value="7215" calcext:value-type="currency">
            <text:p>$7.215,00</text:p>
          </table:table-cell>
          <table:table-cell table:style-name="ce262" table:formula="of:=SUM([.G43:.I43])" office:value-type="currency" office:currency="ARS" office:value="172894.81" calcext:value-type="currency">
            <text:p>$172.894,81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.820,00</text:p>
          </table:table-cell>
          <table:table-cell table:style-name="ce255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55"/>
          <table:table-cell table:style-name="ce255" office:value-type="currency" office:currency="ARS" office:value="2680" calcext:value-type="currency">
            <text:p>$2.680,00</text:p>
          </table:table-cell>
          <table:table-cell table:style-name="ce255" table:formula="of:=[.C114]" office:value-type="currency" office:currency="ARS" office:value="508.43" calcext:value-type="currency">
            <text:p>$508,43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55"/>
          <table:table-cell table:style-name="ce255" office:value-type="currency" office:currency="ARS" office:value="720" calcext:value-type="currency">
            <text:p>$720,00</text:p>
          </table:table-cell>
          <table:table-cell table:style-name="ce255" table:formula="of:=[.D127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255" table:formula="of:=[.C146]" office:value-type="currency" office:currency="ARS" office:value="2087.69" calcext:value-type="currency">
            <text:p>$2.087,69</text:p>
          </table:table-cell>
          <table:table-cell table:style-name="ce255" table:formula="of:=[.C147]" office:value-type="currency" office:currency="ARS" office:value="152" calcext:value-type="currency">
            <text:p>$152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50]" office:value-type="currency" office:currency="ARS" office:value="350" calcext:value-type="currency">
            <text:p>$350,00</text:p>
          </table:table-cell>
          <table:table-cell table:style-name="ce255" table:formula="of:=[.D154]" office:value-type="currency" office:currency="ARS" office:value="165" calcext:value-type="currency">
            <text:p>$16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55" table:formula="of:=[.C158]" office:value-type="currency" office:currency="ARS" office:value="1305" calcext:value-type="currency">
            <text:p>$1.305,00</text:p>
          </table:table-cell>
          <table:table-cell table:style-name="ce255" table:formula="of:=[.C15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table:style-name="ce255"/>
          <table:table-cell table:style-name="ce255" table:formula="of:=[.C162]" office:value-type="currency" office:currency="ARS" office:value="908.55" calcext:value-type="currency">
            <text:p>$908,55</text:p>
          </table:table-cell>
          <table:table-cell table:style-name="ce255" table:formula="of:=[.C166]" office:value-type="currency" office:currency="ARS" office:value="206.85" calcext:value-type="currency">
            <text:p>$206,85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table:style-name="ce255"/>
          <table:table-cell table:style-name="ce255" table:formula="of:=[.C165]" office:value-type="currency" office:currency="ARS" office:value="2245" calcext:value-type="currency">
            <text:p>$2.245,00</text:p>
          </table:table-cell>
          <table:table-cell table:style-name="ce255" table:formula="of:=[.C172]" office:value-type="currency" office:currency="ARS" office:value="3835" calcext:value-type="currency">
            <text:p>$3.83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60" table:formula="of:=[.C173]" office:value-type="currency" office:currency="ARS" office:value="2000" calcext:value-type="currency">
            <text:p>$2.000,00</text:p>
          </table:table-cell>
          <table:table-cell table:style-name="ce255" table:formula="of:=[.C177]" office:value-type="currency" office:currency="ARS" office:value="862" calcext:value-type="currency">
            <text:p>$862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80]" office:value-type="currency" office:currency="ARS" office:value="5331.39" calcext:value-type="currency">
            <text:p>$5.331,39</text:p>
          </table:table-cell>
          <table:table-cell table:style-name="ce255" table:formula="of:=[.C181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/>
          <table:table-cell table:style-name="ce255"/>
          <table:table-cell table:style-name="ce255" table:formula="of:=[.C185]" office:value-type="currency" office:currency="ARS" office:value="380" calcext:value-type="currency">
            <text:p>$380,00</text:p>
          </table:table-cell>
          <table:table-cell table:style-name="ce255" table:formula="of:=[.C184]" office:value-type="currency" office:currency="ARS" office:value="9075" calcext:value-type="currency">
            <text:p>$9.075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/>
          <table:table-cell table:style-name="ce255" table:formula="of:=SUM([.G6:.G42])" office:value-type="currency" office:currency="ARS" office:value="38587.1" calcext:value-type="currency">
            <text:p>$38.587,10</text:p>
          </table:table-cell>
          <table:table-cell table:style-name="ce255" table:formula="of:=SUM([.H6:.H42])" office:value-type="currency" office:currency="ARS" office:value="66374.07" calcext:value-type="currency">
            <text:p>$66.374,07</text:p>
          </table:table-cell>
          <table:table-cell table:style-name="ce255" table:formula="of:=SUM([.I6:.I42])" office:value-type="currency" office:currency="ARS" office:value="67933.64" calcext:value-type="currency">
            <text:p>$67.933,64</text:p>
          </table:table-cell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2"/>
          <table:table-cell table:style-name="ce261"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3"/>
          <table:table-cell table:style-name="ce260"/>
          <table:table-cell table:number-columns-repeated="4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/>
          <table:table-cell office:value-type="string" calcext:value-type="string">
            <text:p>Benjis</text:p>
          </table:table-cell>
          <table:table-cell table:style-name="ce260" table:formula="of:=[.C5]+[.C41]+[.C49]+[.C64]+[.C69]+[.C56]+[.C80]+[.C82]+[.C87]+[.C90]+[.C95]+[.C101]+[.C110]+[.C113]+[.C152]+[.C159]+[.C169]" office:value-type="currency" office:currency="ARS" office:value="38369.1" calcext:value-type="currency">
            <text:p>$38.369,10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/>
          <table:table-cell office:value-type="string" calcext:value-type="string">
            <text:p>Charles</text:p>
          </table:table-cell>
          <table:table-cell table:style-name="ce260" table:formula="of:=+[.C3]+[.C6]+[.C19]+[.C21]+[.C25]+[.C29]+[.C34]+[.C42]+[.C46]+[.C50]+[.C47]+[.C55]+[.C63]+[.C73]+[.C121]+[.C128]+[.C132]+[.C136]+[.C138]+[.C140]+[.C143]+[.C146]+[.C150]+[.C158]+[.C162]+[.C165]+[.C173]+[.C180]" office:value-type="currency" office:currency="ARS" office:value="65994.07" calcext:value-type="currency">
            <text:p>$65.994,07</text:p>
          </table:table-cell>
          <table:table-cell table:style-name="ce261"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/>
          <table:table-cell office:value-type="string" calcext:value-type="string">
            <text:p>Erwin</text:p>
          </table:table-cell>
          <table:table-cell table:style-name="ce260" table:formula="of:=+[.C4]+[.C7]+[.C22]+[.C26]+[.C30]+[.C35]+[.C38]+[.C51]+[.C59]+[.C65]+[.C70]+[.C75]+[.C91]+[.C78]+[.C96]+[.C102]+[.C108]+[.C114]+[.C122]+[.D149]+[.C151]+[.C156]+[.C166]+[.C172]+[.C177]+[.C181]" office:value-type="currency" office:currency="ARS" office:value="58858.64" calcext:value-type="currency">
            <text:p>$58.858,64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2"/>
          <table:table-cell table:style-name="ce257" table:formula="of:=SUM([.H50:.H52])" office:value-type="currency" office:currency="ARS" office:value="163221.81" calcext:value-type="currency">
            <text:p>$163.221,81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3"/>
          <table:table-cell table:style-name="ce260" table:formula="of:=+[.C206]-[.H53]" office:value-type="currency" office:currency="ARS" office:value="9673" calcext:value-type="currency">
            <text:p>$9.673,00</text:p>
          </table:table-cell>
          <table:table-cell table:number-columns-repeated="4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.630,00</text:p>
          </table:table-cell>
          <table:table-cell/>
          <table:table-cell table:formula="of:=+[.E112]+[.C113]-[.D113]" office:value-type="currency" office:currency="ARS" office:value="3630" calcext:value-type="currency">
            <text:p>$3.63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,43</text:p>
          </table:table-cell>
          <table:table-cell/>
          <table:table-cell table:formula="of:=+[.E113]+[.C114]-[.D114]" office:value-type="currency" office:currency="ARS" office:value="4138.43" calcext:value-type="currency">
            <text:p>$4.13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,00</text:p>
          </table:table-cell>
          <table:table-cell table:formula="of:=+[.E114]+[.C115]-[.D115]" office:value-type="currency" office:currency="ARS" office:value="3448.43" calcext:value-type="currency">
            <text:p>$3.44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.670,00</text:p>
          </table:table-cell>
          <table:table-cell table:formula="of:=+[.E115]+[.C116]-[.D116]" office:value-type="currency" office:currency="ARS" office:value="778.430000000001" calcext:value-type="currency">
            <text:p>$778,43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,00</text:p>
          </table:table-cell>
          <table:table-cell table:formula="of:=+[.E116]+[.C117]-[.D117]" office:value-type="currency" office:currency="ARS" office:value="508.430000000001" calcext:value-type="currency">
            <text:p>$50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,43</text:p>
          </table:table-cell>
          <table:table-cell table:formula="of:=+[.E117]+[.C118]-[.D118]" office:value-type="currency" office:currency="ARS" office:value="100.000000000001" calcext:value-type="currency">
            <text:p>$10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18]+[.C119]-[.D119]" office:value-type="currency" office:currency="ARS" office:value="40.0000000000012" calcext:value-type="currency">
            <text:p>$4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119]+[.C120]-[.D120]" office:value-type="currency" office:currency="ARS" office:value="0.00000000000120081722343457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90.35" calcext:value-type="currency">
            <text:p>$590,35</text:p>
          </table:table-cell>
          <table:table-cell/>
          <table:table-cell table:formula="of:=+[.E120]+[.C121]-[.D121]" office:value-type="currency" office:currency="ARS" office:value="590.350000000001" calcext:value-type="currency">
            <text:p>$590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3" calcext:value-type="currency">
            <text:p>$5.083,00</text:p>
          </table:table-cell>
          <table:table-cell/>
          <table:table-cell table:formula="of:=+[.E121]+[.C122]-[.D122]" office:value-type="currency" office:currency="ARS" office:value="5673.35" calcext:value-type="currency">
            <text:p>$5.673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Compra Pintecord 3 Litros probase + 2Lts. Tinner</text:p>
          </table:table-cell>
          <table:table-cell/>
          <table:table-cell office:value-type="currency" office:currency="ARS" office:value="545.35" calcext:value-type="currency">
            <text:p>$545,35</text:p>
          </table:table-cell>
          <table:table-cell table:formula="of:=+[.E122]+[.C123]-[.D123]" office:value-type="currency" office:currency="ARS" office:value="5128" calcext:value-type="currency">
            <text:p>$5.128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45" calcext:value-type="currency">
            <text:p>$45,00</text:p>
          </table:table-cell>
          <table:table-cell table:formula="of:=+[.E123]+[.C124]-[.D124]" office:value-type="currency" office:currency="ARS" office:value="5083" calcext:value-type="currency">
            <text:p>$5.0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800" calcext:value-type="currency">
            <text:p>$800,00</text:p>
          </table:table-cell>
          <table:table-cell table:formula="of:=+[.E124]+[.C125]-[.D125]" office:value-type="currency" office:currency="ARS" office:value="4283" calcext:value-type="currency">
            <text:p>$4.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Saldo final ejecución de barra Ppn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25]+[.C126]-[.D126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Municipal 1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126]+[.C127]-[.D12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33" calcext:value-type="currency">
            <text:p>$733,00</text:p>
          </table:table-cell>
          <table:table-cell/>
          <table:table-cell table:formula="of:=+[.E127]+[.C128]-[.D128]" office:value-type="currency" office:currency="ARS" office:value="733" calcext:value-type="currency">
            <text:p>$733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128]+[.C129]-[.D129]" office:value-type="currency" office:currency="ARS" office:value="433" calcext:value-type="currency">
            <text:p>$4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29]+[.C130]-[.D130]" office:value-type="currency" office:currency="ARS" office:value="233" calcext:value-type="currency">
            <text:p>$2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,00</text:p>
          </table:table-cell>
          <table:table-cell table:formula="of:=+[.E130]+[.C131]-[.D13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.766,00</text:p>
          </table:table-cell>
          <table:table-cell/>
          <table:table-cell table:formula="of:=+[.E131]+[.C132]-[.D132]" office:value-type="currency" office:currency="ARS" office:value="6766" calcext:value-type="currency">
            <text:p>$6.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delanto Lonera</text:p>
          </table:table-cell>
          <table:table-cell/>
          <table:table-cell office:value-type="currency" office:currency="ARS" office:value="6000" calcext:value-type="currency">
            <text:p>$6.000,00</text:p>
          </table:table-cell>
          <table:table-cell table:formula="of:=+[.E132]+[.C133]-[.D133]" office:value-type="currency" office:currency="ARS" office:value="766" calcext:value-type="currency">
            <text:p>$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33]+[.C134]-[.D134]" office:value-type="currency" office:currency="ARS" office:value="566" calcext:value-type="currency">
            <text:p>$5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Expensas <text:s/></text:p>
          </table:table-cell>
          <table:table-cell/>
          <table:table-cell office:value-type="currency" office:currency="ARS" office:value="566" calcext:value-type="currency">
            <text:p>$566,00</text:p>
          </table:table-cell>
          <table:table-cell table:formula="of:=+[.E134]+[.C135]-[.D13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.000,00</text:p>
          </table:table-cell>
          <table:table-cell/>
          <table:table-cell table:formula="of:=+[.E135]+[.C136]-[.D136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36]+[.C137]-[.D1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.820,00</text:p>
          </table:table-cell>
          <table:table-cell/>
          <table:table-cell table:formula="of:=+[.E137]+[.C138]-[.D138]" office:value-type="currency" office:currency="ARS" office:value="5820" calcext:value-type="currency">
            <text:p>$5.82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.820,00</text:p>
          </table:table-cell>
          <table:table-cell table:formula="of:=+[.E138]+[.C139]-[.D13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.680,00</text:p>
          </table:table-cell>
          <table:table-cell/>
          <table:table-cell table:formula="of:=+[.E139]+[.C140]-[.D140]" office:value-type="currency" office:currency="ARS" office:value="2680" calcext:value-type="currency">
            <text:p>$2.68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,00</text:p>
          </table:table-cell>
          <table:table-cell table:formula="of:=+[.E140]+[.C141]-[.D141]" office:value-type="currency" office:currency="ARS" office:value="2545" calcext:value-type="currency">
            <text:p>$2.545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.545,00</text:p>
          </table:table-cell>
          <table:table-cell table:formula="of:=+[.E141]+[.C142]-[.D14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" calcext:value-type="currency">
            <text:p>$720,00</text:p>
          </table:table-cell>
          <table:table-cell/>
          <table:table-cell table:formula="of:=+[.E142]+[.C143]-[.D143]" office:value-type="currency" office:currency="ARS" office:value="720" calcext:value-type="currency">
            <text:p>$7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Impresion de individuales (x1000)</text:p>
          </table:table-cell>
          <table:table-cell/>
          <table:table-cell office:value-type="currency" office:currency="ARS" office:value="600" calcext:value-type="currency">
            <text:p>$600,00</text:p>
          </table:table-cell>
          <table:table-cell table:formula="of:=+[.E143]+[.C144]-[.D144]" office:value-type="currency" office:currency="ARS" office:value="120" calcext:value-type="currency">
            <text:p>$1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120" calcext:value-type="currency">
            <text:p>$120,00</text:p>
          </table:table-cell>
          <table:table-cell table:formula="of:=+[.E144]+[.C145]-[.D1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87.69" calcext:value-type="currency">
            <text:p>$2.087,69</text:p>
          </table:table-cell>
          <table:table-cell/>
          <table:table-cell table:formula="of:=+[.E145]+[.C146]-[.D146]" office:value-type="currency" office:currency="ARS" office:value="2087.69" calcext:value-type="currency">
            <text:p>$2.087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52" calcext:value-type="currency">
            <text:p>$152,00</text:p>
          </table:table-cell>
          <table:table-cell/>
          <table:table-cell table:formula="of:=+[.E146]+[.C147]-[.D147]" office:value-type="currency" office:currency="ARS" office:value="2239.69" calcext:value-type="currency">
            <text:p>$2.239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Pintura turquesa pared + rodillos + pincel</text:p>
          </table:table-cell>
          <table:table-cell/>
          <table:table-cell office:value-type="currency" office:currency="ARS" office:value="2087.69" calcext:value-type="currency">
            <text:p>$2.087,69</text:p>
          </table:table-cell>
          <table:table-cell table:formula="of:=+[.E147]+[.C148]-[.D148]" office:value-type="currency" office:currency="ARS" office:value="152" calcext:value-type="currency">
            <text:p>$152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ntrol aire acondic. + pilas</text:p>
          </table:table-cell>
          <table:table-cell/>
          <table:table-cell office:value-type="currency" office:currency="ARS" office:value="152" calcext:value-type="currency">
            <text:p>$152,00</text:p>
          </table:table-cell>
          <table:table-cell table:formula="of:=+[.E148]+[.C149]-[.D14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50" calcext:value-type="currency">
            <text:p>$350,00</text:p>
          </table:table-cell>
          <table:table-cell/>
          <table:table-cell table:formula="of:=+[.E149]+[.C150]-[.D150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65" calcext:value-type="currency">
            <text:p>$165,00</text:p>
          </table:table-cell>
          <table:table-cell/>
          <table:table-cell table:formula="of:=+[.E150]+[.C151]-[.D151]" office:value-type="currency" office:currency="ARS" office:value="515" calcext:value-type="currency">
            <text:p>$515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72" calcext:value-type="currency">
            <text:p>$72,00</text:p>
          </table:table-cell>
          <table:table-cell/>
          <table:table-cell table:formula="of:=+[.E151]+[.C152]-[.D152]" office:value-type="currency" office:currency="ARS" office:value="587" calcext:value-type="currency">
            <text:p>$58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rreglo plomería baño de hombres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52]+[.C153]-[.D153]" office:value-type="currency" office:currency="ARS" office:value="237" calcext:value-type="currency">
            <text:p>$23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Thinner * 3</text:p>
          </table:table-cell>
          <table:table-cell/>
          <table:table-cell office:value-type="currency" office:currency="ARS" office:value="165" calcext:value-type="currency">
            <text:p>$165,00</text:p>
          </table:table-cell>
          <table:table-cell table:formula="of:=+[.E153]+[.C154]-[.D154]" office:value-type="currency" office:currency="ARS" office:value="72" calcext:value-type="currency">
            <text:p>$72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Lijas</text:p>
          </table:table-cell>
          <table:table-cell/>
          <table:table-cell office:value-type="currency" office:currency="ARS" office:value="72" calcext:value-type="currency">
            <text:p>$72,00</text:p>
          </table:table-cell>
          <table:table-cell table:formula="of:=+[.E154]+[.C155]-[.D15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155]+[.C156]-[.D15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 cuenta Ppn parte superior barra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156]+[.C157]-[.D15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305" calcext:value-type="currency">
            <text:p>$1.305,00</text:p>
          </table:table-cell>
          <table:table-cell/>
          <table:table-cell table:formula="of:=+[.E157]+[.C158]-[.D158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51.3" calcext:value-type="currency">
            <text:p>$251,30</text:p>
          </table:table-cell>
          <table:table-cell/>
          <table:table-cell table:formula="of:=+[.E158]+[.C159]-[.D159]" office:value-type="currency" office:currency="ARS" office:value="1556.3" calcext:value-type="currency">
            <text:p>$1.556,3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Durlock inífugo</text:p>
          </table:table-cell>
          <table:table-cell/>
          <table:table-cell office:value-type="currency" office:currency="ARS" office:value="251.3" calcext:value-type="currency">
            <text:p>$251,30</text:p>
          </table:table-cell>
          <table:table-cell table:formula="of:=+[.E159]+[.C160]-[.D160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Eletricidad + dimer + focos</text:p>
          </table:table-cell>
          <table:table-cell/>
          <table:table-cell office:value-type="currency" office:currency="ARS" office:value="1305" calcext:value-type="currency">
            <text:p>$1.305,00</text:p>
          </table:table-cell>
          <table:table-cell table:formula="of:=+[.E160]+[.C161]-[.D16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908.55" calcext:value-type="currency">
            <text:p>$908,55</text:p>
          </table:table-cell>
          <table:table-cell/>
          <table:table-cell table:formula="of:=+[.E161]+[.C162]-[.D162]" office:value-type="currency" office:currency="ARS" office:value="908.55" calcext:value-type="currency">
            <text:p>$908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Super tinner</text:p>
          </table:table-cell>
          <table:table-cell/>
          <table:table-cell office:value-type="currency" office:currency="ARS" office:value="394" calcext:value-type="currency">
            <text:p>$394,00</text:p>
          </table:table-cell>
          <table:table-cell table:formula="of:=+[.E162]+[.C163]-[.D163]" office:value-type="currency" office:currency="ARS" office:value="514.55" calcext:value-type="currency">
            <text:p>$514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Led calida + adaptador casa rayo</text:p>
          </table:table-cell>
          <table:table-cell/>
          <table:table-cell office:value-type="currency" office:currency="ARS" office:value="514.55" calcext:value-type="currency">
            <text:p>$514,55</text:p>
          </table:table-cell>
          <table:table-cell table:formula="of:=+[.E163]+[.C164]-[.D16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245" calcext:value-type="currency">
            <text:p>$2.245,00</text:p>
          </table:table-cell>
          <table:table-cell/>
          <table:table-cell table:formula="of:=+[.E164]+[.C165]-[.D165]" office:value-type="currency" office:currency="ARS" office:value="2245" calcext:value-type="currency">
            <text:p>$2.245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6.85" calcext:value-type="currency">
            <text:p>$206,85</text:p>
          </table:table-cell>
          <table:table-cell/>
          <table:table-cell table:formula="of:=+[.E165]+[.C166]-[.D166]" office:value-type="currency" office:currency="ARS" office:value="2451.85" calcext:value-type="currency">
            <text:p>$2.45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ompra de Comida 30 pizzas + 12 panes + mermeladas</text:p>
          </table:table-cell>
          <table:table-cell/>
          <table:table-cell office:value-type="currency" office:currency="ARS" office:value="2240" calcext:value-type="currency">
            <text:p>$2.240,00</text:p>
          </table:table-cell>
          <table:table-cell table:formula="of:=+[.E166]+[.C167]-[.D167]" office:value-type="currency" office:currency="ARS" office:value="211.85" calcext:value-type="currency">
            <text:p>$21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Pintecord 2 pincel + 1 rodillo</text:p>
          </table:table-cell>
          <table:table-cell/>
          <table:table-cell office:value-type="currency" office:currency="ARS" office:value="211.85" calcext:value-type="currency">
            <text:p>$211,85</text:p>
          </table:table-cell>
          <table:table-cell table:formula="of:=+[.E167]+[.C168]-[.D1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9" calcext:value-type="currency">
            <text:p>$149,00</text:p>
          </table:table-cell>
          <table:table-cell/>
          <table:table-cell table:formula="of:=+[.E168]+[.C169]-[.D169]" office:value-type="currency" office:currency="ARS" office:value="149" calcext:value-type="currency">
            <text:p>$149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s x 2 </text:p>
          </table:table-cell>
          <table:table-cell/>
          <table:table-cell office:value-type="currency" office:currency="ARS" office:value="84" calcext:value-type="currency">
            <text:p>$84,00</text:p>
          </table:table-cell>
          <table:table-cell table:formula="of:=+[.E169]+[.C170]-[.D170]" office:value-type="currency" office:currency="ARS" office:value="65" calcext:value-type="currency">
            <text:p>$65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 gruesa por 1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70]+[.C171]-[.D17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3835" calcext:value-type="currency">
            <text:p>$3.835,00</text:p>
          </table:table-cell>
          <table:table-cell/>
          <table:table-cell table:formula="of:=+[.E171]+[.C172]-[.D172]" office:value-type="currency" office:currency="ARS" office:value="3835" calcext:value-type="currency">
            <text:p>$3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72]+[.C173]-[.D173]" office:value-type="currency" office:currency="ARS" office:value="5835" calcext:value-type="currency">
            <text:p>$5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Instalación bajo barra + cable canal</text:p>
          </table:table-cell>
          <table:table-cell/>
          <table:table-cell office:value-type="currency" office:currency="ARS" office:value="335" calcext:value-type="currency">
            <text:p>$335,00</text:p>
          </table:table-cell>
          <table:table-cell table:formula="of:=+[.E173]+[.C174]-[.D174]" office:value-type="currency" office:currency="ARS" office:value="5500" calcext:value-type="currency">
            <text:p>$5.5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rreglo heladera ( Beto )</text:p>
          </table:table-cell>
          <table:table-cell/>
          <table:table-cell office:value-type="currency" office:currency="ARS" office:value="3500" calcext:value-type="currency">
            <text:p>$3.500,00</text:p>
          </table:table-cell>
          <table:table-cell table:formula="of:=+[.E174]+[.C175]-[.D175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Jueegos de tazas ( Susana Vajillas )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75]+[.C176]-[.D17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62" calcext:value-type="currency">
            <text:p>$862,00</text:p>
          </table:table-cell>
          <table:table-cell/>
          <table:table-cell table:formula="of:=+[.E176]+[.C177]-[.D177]" office:value-type="currency" office:currency="ARS" office:value="862" calcext:value-type="currency">
            <text:p>$862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Nachos + salsa de morrones agridulce</text:p>
          </table:table-cell>
          <table:table-cell/>
          <table:table-cell office:value-type="currency" office:currency="ARS" office:value="75" calcext:value-type="currency">
            <text:p>$75,00</text:p>
          </table:table-cell>
          <table:table-cell table:formula="of:=+[.E177]+[.C178]-[.D178]" office:value-type="currency" office:currency="ARS" office:value="787" calcext:value-type="currency">
            <text:p>$787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Monotributo Charles Febrero / 2017</text:p>
          </table:table-cell>
          <table:table-cell/>
          <table:table-cell office:value-type="currency" office:currency="ARS" office:value="787" calcext:value-type="currency">
            <text:p>$787,00</text:p>
          </table:table-cell>
          <table:table-cell table:formula="of:=+[.E178]+[.C179]-[.D1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331.39" calcext:value-type="currency">
            <text:p>$5.331,39</text:p>
          </table:table-cell>
          <table:table-cell/>
          <table:table-cell table:formula="of:=+[.E179]+[.C180]-[.D180]" office:value-type="currency" office:currency="ARS" office:value="5331.39" calcext:value-type="currency">
            <text:p>$5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80]+[.C181]-[.D181]" office:value-type="currency" office:currency="ARS" office:value="7331.39" calcext:value-type="currency">
            <text:p>$7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Compra vasos, basureros, tablas, cuchillos</text:p>
          </table:table-cell>
          <table:table-cell/>
          <table:table-cell office:value-type="currency" office:currency="ARS" office:value="5331.39" calcext:value-type="currency">
            <text:p>$5.331,39</text:p>
          </table:table-cell>
          <table:table-cell table:formula="of:=+[.E181]+[.C182]-[.D182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Entrega a Charles para comprar vasos, tablas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82]+[.C183]-[.D18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075" calcext:value-type="currency">
            <text:p>$9.075,00</text:p>
          </table:table-cell>
          <table:table-cell/>
          <table:table-cell table:formula="of:=+[.E183]+[.C184]-[.D184]" office:value-type="currency" office:currency="ARS" office:value="9075" calcext:value-type="currency">
            <text:p>$9.07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80" calcext:value-type="currency">
            <text:p>$380,00</text:p>
          </table:table-cell>
          <table:table-cell/>
          <table:table-cell table:formula="of:=+[.E184]+[.C185]-[.D185]" office:value-type="currency" office:currency="ARS" office:value="9455" calcext:value-type="currency">
            <text:p>$9.45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18" calcext:value-type="currency">
            <text:p>$218,00</text:p>
          </table:table-cell>
          <table:table-cell/>
          <table:table-cell table:formula="of:=+[.E185]+[.C186]-[.D186]" office:value-type="currency" office:currency="ARS" office:value="9673" calcext:value-type="currency">
            <text:p>$9.67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Erwin entregó $1300 a Benji para compras Mercado</text:p>
          </table:table-cell>
          <table:table-cell/>
          <table:table-cell office:value-type="currency" office:currency="ARS" office:value="1300" calcext:value-type="currency">
            <text:p>$1.300,00</text:p>
          </table:table-cell>
          <table:table-cell table:formula="of:=+[.E186]+[.C187]-[.D187]" office:value-type="currency" office:currency="ARS" office:value="8373" calcext:value-type="currency">
            <text:p>$8.37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Docena de Afajores ( 55 ) docena de mufins ( 105 )</text:p>
          </table:table-cell>
          <table:table-cell/>
          <table:table-cell office:value-type="currency" office:currency="ARS" office:value="160" calcext:value-type="currency">
            <text:p>$160,00</text:p>
          </table:table-cell>
          <table:table-cell table:formula="of:=+[.E187]+[.C188]-[.D188]" office:value-type="currency" office:currency="ARS" office:value="8213" calcext:value-type="currency">
            <text:p>$8.21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Repuesto baño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88]+[.C189]-[.D189]" office:value-type="currency" office:currency="ARS" office:value="8153" calcext:value-type="currency">
            <text:p>$8.15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Medio kilo de chipá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89]+[.C190]-[.D190]" office:value-type="currency" office:currency="ARS" office:value="8088" calcext:value-type="currency">
            <text:p>$8.08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Cervezas a Quilmes</text:p>
          </table:table-cell>
          <table:table-cell/>
          <table:table-cell office:value-type="currency" office:currency="ARS" office:value="5640" calcext:value-type="currency">
            <text:p>$5.640,00</text:p>
          </table:table-cell>
          <table:table-cell table:formula="of:=+[.E190]+[.C191]-[.D191]" office:value-type="currency" office:currency="ARS" office:value="2448" calcext:value-type="currency">
            <text:p>$2.44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Freezer + Flete</text:p>
          </table:table-cell>
          <table:table-cell/>
          <table:table-cell office:value-type="currency" office:currency="ARS" office:value="1850" calcext:value-type="currency">
            <text:p>$1.850,00</text:p>
          </table:table-cell>
          <table:table-cell table:formula="of:=+[.E191]+[.C192]-[.D192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Docena de Jam &amp; Chiss + medias lunas + criollo + leche</text:p>
          </table:table-cell>
          <table:table-cell/>
          <table:table-cell office:value-type="currency" office:currency="ARS" office:value="380" calcext:value-type="currency">
            <text:p>$380,00</text:p>
          </table:table-cell>
          <table:table-cell table:formula="of:=+[.E192]+[.C193]-[.D193]" office:value-type="currency" office:currency="ARS" office:value="218" calcext:value-type="currency">
            <text:p>$21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Mercado abasto + impresion cartas + plastificado</text:p>
          </table:table-cell>
          <table:table-cell/>
          <table:table-cell office:value-type="currency" office:currency="ARS" office:value="218" calcext:value-type="currency">
            <text:p>$218,00</text:p>
          </table:table-cell>
          <table:table-cell table:formula="of:=+[.E193]+[.C194]-[.D1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currency" office:currency="ARS" office:value="0" calcext:value-type="currency">
            <text:p>$0,00</text:p>
          </table:table-cell>
          <table:table-cell table:formula="of:=+[.E194]+[.C195]-[.D19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currency" office:currency="ARS" office:value="0" calcext:value-type="currency">
            <text:p>$0,00</text:p>
          </table:table-cell>
          <table:table-cell table:formula="of:=+[.E195]+[.C196]-[.D19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6]+[.C197]-[.D19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7]+[.C198]-[.D19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8]+[.C199]-[.D19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9]+[.C200]-[.D2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0]+[.C201]-[.D20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1]+[.C202]-[.D20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2]+[.C203]-[.D20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3]+[.C204]-[.D20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4]+[.C205]-[.D20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205])" office:value-type="currency" office:currency="ARS" office:value="172894.81" calcext:value-type="currency">
            <text:p>$172.894,81</text:p>
          </table:table-cell>
          <table:table-cell table:style-name="ce257" table:formula="of:=SUM([.D3:.D205])" office:value-type="currency" office:currency="ARS" office:value="172894.81" calcext:value-type="currency">
            <text:p>$172.894,81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206]" office:value-type="float" office:value="-72894.81" calcext:value-type="float">
            <text:p><text:s/>$ -72.894,81 </text:p>
          </table:table-cell>
          <table:table-cell table:style-name="ce259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0:30:54.514061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3-05T20:46:41.667599067</dc:date>
    <meta:editing-duration>PT18H52M56S</meta:editing-duration>
    <meta:editing-cycles>396</meta:editing-cycles>
    <meta:generator>LibreOffice/5.1.6.2$Linux_X86_64 LibreOffice_project/10m0$Build-2</meta:generator>
    <meta:document-statistic meta:table-count="10" meta:cell-count="2111" meta:object-count="0"/>
  </office:meta>
</office:document-meta>
</file>